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Tahoma" svg:font-family="Tahoma" style:font-family-generic="swiss" style:font-pitch="variable" svg:panose-1="2 11 6 4 3 5 4 4 2 4"/>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Spacing" style:master-page-name="MP0" style:family="paragraph">
      <style:paragraph-properties fo:break-before="page"/>
    </style:style>
    <style:style style:name="P2" style:parent-style-name="Standard" style:family="paragraph">
      <style:text-properties fo:language="es" fo:country="MX"/>
    </style:style>
    <style:style style:name="P3" style:parent-style-name="Standard" style:family="paragraph">
      <style:text-properties fo:language="es" fo:country="MX"/>
    </style:style>
    <style:style style:name="P4" style:parent-style-name="Standard" style:family="paragraph">
      <style:text-properties fo:language="es" fo:country="MX"/>
    </style:style>
  </office:automatic-styles>
  <office:body>
    <office:text text:use-soft-page-breaks="true">
      <text:p text:style-name="P1">AVC Plan</text:p>
      <text:p text:style-name="Standard"/>
      <text:p text:style-name="Standard">Team Name: Team 8</text:p>
      <text:p text:style-name="Standard"/>
      <text:p text:style-name="Standard">Team Members &amp; contact information:</text:p>
      <text:p text:style-name="Standard"/>
      <text:p text:style-name="Standard">Sheil (gandhishei@myvuw.ac.nz)</text:p>
      <text:p text:style-name="P2">Zoe (kaufmazoe@myvuw.ac.nz)</text:p>
      <text:p text:style-name="Standard">Connor (debruconn@myvuw.ac.nz)</text:p>
      <text:p text:style-name="P3">Ana (easeanas@myvuw.ac.nz)</text:p>
      <text:p text:style-name="P4">Siya<text:s/>(vijayathan@myvuw.ac.nz)</text:p>
      <text:p text:style-name="Standard">Communication Tool: Facebook Messenger, GitHub</text:p>
      <text:p text:style-name="Standard"/>
      <text:p text:style-name="Standard">Roles:</text:p>
      <text:p text:style-name="Standard">Sheil: co-Project leads, documentation and testing</text:p>
      <text:p text:style-name="Standard">Zoe: co-Project Leads, documentation and testing</text:p>
      <text:p text:style-name="Standard">Connor: Hardware, Assisting Software</text:p>
      <text:p text:style-name="Standard">Ana: Software</text:p>
      <text:p text:style-name="Standard">Siya: Software</text:p>
      <text:p text:style-name="Standard"/>
      <text:p text:style-name="Standard">AVC Task Plan:</text:p>
      <text:p text:style-name="Standard"/>
      <text:p text:style-name="Standard">Lab 1</text:p>
      <text:p text:style-name="Standard"/>
      <text:p text:style-name="Standard">We plan to make sure that we are able to communicate with each other. This led us to create a messenger group and make a GitHub in order to share code. This way we will be able to work together on this project. Also to plan out how we want to track along.</text:p>
      <text:p text:style-name="Standard"/>
      <text:p text:style-name="Standard">Sheil: AVC Planning, Hardware testing</text:p>
      <text:p text:style-name="Standard">Connor: Designing robot chassis</text:p>
      <text:p text:style-name="Standard">Zoe: AVC Planning, set up Github, Hardware testing</text:p>
      <text:p text:style-name="Standard">Ana: Develop software architecture, set up Messenger group</text:p>
      <text:p text:style-name="Standard">Siya: Develop software architecture</text:p>
      <text:p text:style-name="Standard"/>
      <text:p text:style-name="Standard">Lab 2:</text:p>
      <text:p text:style-name="Standard"/>
      <text:p text:style-name="Standard">We have noticed that Ana and<text:s/>Siya<text:s/>have the same lab B and so we have them working together on the software, so they can help each other. The same goes for Sheil and Zoe, as they have the same lab B. Connor will be working independently on Hardware</text:p>
      <text:p text:style-name="Standard"/>
      <text:p text:style-name="Standard">Sheil: Review Software Architecture and Program, Develop software for Quadrant 1&amp;2</text:p>
      <text:p text:style-name="Standard">Zoe: Review Software Architecture and Program, Develop software for Quadrant 1&amp;2</text:p>
      <text:p text:style-name="Standard">Connor: 3D printing design, Testing design components, Assembling</text:p>
      <text:p text:style-name="Standard">Ana: Develop software for Quadrant 1&amp;2</text:p>
      <text:p text:style-name="Standard">Siya: Develop software for Quadrant 1&amp;2</text:p>
      <text:p text:style-name="Standard"/>
      <text:p text:style-name="Standard">Lab 3:</text:p>
      <text:p text:style-name="Standard"/>
      <text:p text:style-name="Standard">Sheil: Review Software Architecture and Program,<text:s/>Develop software for Quadrant 2&amp;3</text:p>
      <text:p text:style-name="Standard">Zoe: Review Software Architecture and Program,<text:s/>Develop software for Quadrant 2&amp;3</text:p>
      <text:p text:style-name="Standard">Connor: Develop software for Quadrant 2&amp;3</text:p>
      <text:p text:style-name="Standard">Ana: Develop software for Quadrant 2&amp;3</text:p>
      <text:soft-page-break/>
      <text:p text:style-name="Standard">Siya: Develop software for Quadrant 2&amp;3</text:p>
      <text:p text:style-name="Standard"/>
      <text:p text:style-name="Standard">Lab 4:</text:p>
      <text:p text:style-name="Standard"/>
      <text:p text:style-name="Standard">Sheil: Review Software Architecture and Program, Testing and Review,<text:s/>Progress<text:s/>Report</text:p>
      <text:p text:style-name="Standard">Zoe: Review Software Architecture and Program, Testing and Review,<text:s/>Progress<text:s/>Report</text:p>
      <text:p text:style-name="Standard">Connor: Develop software for Quadrant 3&amp;4</text:p>
      <text:p text:style-name="Standard">Ana: Develop software for Quadrant 3&amp;4</text:p>
      <text:p text:style-name="Standard">Siya: Develop software for Quadrant 3&amp;4</text:p>
      <text:p text:style-name="Standard"/>
      <text:p text:style-name="Standard">Lab 5:</text:p>
      <text:p text:style-name="Standard"/>
      <text:p text:style-name="Standard">Sheil: Review Progress</text:p>
      <text:p text:style-name="Standard">Zoe: Review Progress</text:p>
      <text:p text:style-name="Standard">Connor: Review Progress</text:p>
      <text:p text:style-name="Standard">Ana: Develop software for Quadrant 4 / Catch up time</text:p>
      <text:p text:style-name="Standard">Siya: Develop software for Quadrant 4 / Catch up time</text:p>
      <text:p text:style-name="Standard"/>
      <text:p text:style-name="Standard">Lab 6:</text:p>
      <text:p text:style-name="Standard">All: Test together<text:s/>and amend any possible changes requir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Tahoma" svg:font-family="Tahoma" style:font-family-generic="swiss" style:font-pitch="variable" svg:panose-1="2 11 6 4 3 5 4 4 2 4"/>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Tahoma"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Z"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nseEmphasis" style:display-name="Intense Emphasis" style:family="text" style:parent-style-name="DefaultParagraphFont">
      <style:text-properties fo:font-style="italic" style:font-style-asian="italic" style:font-style-complex="italic" fo:color="#5B9BD5"/>
    </style:style>
    <style:style style:name="NoSpacing" style:display-name="No Spacing" style:family="paragraph">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heil Gandhi</dc:creator>
    <meta:creation-date>2019-05-13T04:31:00Z</meta:creation-date>
    <dc:date>2019-05-15T08:04:00Z</dc:date>
    <meta:template xlink:href="Normal" xlink:type="simple"/>
    <meta:editing-cycles>4</meta:editing-cycles>
    <meta:editing-duration>PT2940S</meta:editing-duration>
    <meta:document-statistic meta:page-count="2" meta:paragraph-count="4" meta:word-count="349" meta:character-count="2337" meta:row-count="16" meta:non-whitespace-character-count="1992"/>
  </office:meta>
</office:document-meta>
</file>